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33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2.187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921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159cm"/>
    </style:style>
    <style:style style:name="co10" style:family="table-column">
      <style:table-column-properties fo:break-before="auto" style:column-width="0.688cm"/>
    </style:style>
    <style:style style:name="co11" style:family="table-column">
      <style:table-column-properties fo:break-before="auto" style:column-width="2.023cm"/>
    </style:style>
    <style:style style:name="co12" style:family="table-column">
      <style:table-column-properties fo:break-before="auto" style:column-width="1.752cm"/>
    </style:style>
    <style:style style:name="co13" style:family="table-column">
      <style:table-column-properties fo:break-before="auto" style:column-width="1.804cm"/>
    </style:style>
    <style:style style:name="co14" style:family="table-column">
      <style:table-column-properties fo:break-before="auto" style:column-width="1.942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Time: 443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510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598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5.3665" calcext:value-type="float">
            <text:p>95.36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658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5.3461" calcext:value-type="float">
            <text:p>95.34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06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8.1679" calcext:value-type="float">
            <text:p>98.16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71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1701" calcext:value-type="float">
            <text:p>99.17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31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88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227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288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371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31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70.7927" calcext:value-type="float">
            <text:p>70.79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84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8.347" calcext:value-type="float">
            <text:p>98.3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65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2.0763" calcext:value-type="float">
            <text:p>92.07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64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68.313" calcext:value-type="float">
            <text:p>68.3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36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96.3467" calcext:value-type="float">
            <text:p>96.34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696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758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18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9.3267" calcext:value-type="float">
            <text:p>89.32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45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85.5978" calcext:value-type="float">
            <text:p>85.59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13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96.2351" calcext:value-type="float">
            <text:p>96.23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3073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5.0057" calcext:value-type="float">
            <text:p>95.00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3133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8.9049" calcext:value-type="float">
            <text:p>88.90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93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2.9784" calcext:value-type="float">
            <text:p>92.97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68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341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1.401" calcext:value-type="float">
            <text:p>91.4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02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9.9354" calcext:value-type="float">
            <text:p>89.93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68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579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8.8401" calcext:value-type="float">
            <text:p>98.8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Elligible Tota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%Memory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61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453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13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297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376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453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37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609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670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69.4535" calcext:value-type="float">
            <text:p>69.45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30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8.2997" calcext:value-type="float">
            <text:p>98.29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90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2.0058" calcext:value-type="float">
            <text:p>92.00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50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9.8288" calcext:value-type="float">
            <text:p>99.8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62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2.1686" calcext:value-type="float">
            <text:p>92.16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52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5.9736" calcext:value-type="float">
            <text:p>75.97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12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3.5083" calcext:value-type="float">
            <text:p>93.50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49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79.2192" calcext:value-type="float">
            <text:p>79.21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21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1.9867" calcext:value-type="float">
            <text:p>71.98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82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690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868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929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38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99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59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3519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3593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2.9635" calcext:value-type="float">
            <text:p>92.96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Elligible Tota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%Memory</text:p>
          </table:table-cell>
          <table:table-cell office:value-type="float" office:value="0.772727" calcext:value-type="float">
            <text:p>0.772727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66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48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13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26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444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5.0513" calcext:value-type="float">
            <text:p>85.05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04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565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68.8216" calcext:value-type="float">
            <text:p>68.8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625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5.9657" calcext:value-type="float">
            <text:p>85.96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686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4.8839" calcext:value-type="float">
            <text:p>84.88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5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815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9.1477" calcext:value-type="float">
            <text:p>99.14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86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51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5.9373" calcext:value-type="float">
            <text:p>75.93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12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173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289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64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442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7.4621" calcext:value-type="float">
            <text:p>97.46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02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0.3614" calcext:value-type="float">
            <text:p>90.36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62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23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697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80.6907" calcext:value-type="float">
            <text:p>80.69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57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8.4871" calcext:value-type="float">
            <text:p>88.48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62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5.0581" calcext:value-type="float">
            <text:p>85.05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73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384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66.8965" calcext:value-type="float">
            <text:p>66.8965</text:p>
          </table:table-cell>
          <table:table-cell office:value-type="string" calcext:value-type="string">
            <text:p><text:s/>FAILURE 4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<text:s/>ELLIGI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: 2557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17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table:number-columns-repeated="3"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2677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7.4272" calcext:value-type="float">
            <text:p>77.42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38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98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3339" calcext:value-type="float">
            <text:p>99.33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58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9.3178" calcext:value-type="float">
            <text:p>99.31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19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86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Elligible Tot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DiagT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 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%Memory</text:p>
          </table:table-cell>
          <table:table-cell office:value-type="float" office:value="0.758621" calcext:value-type="float">
            <text:p>0.758621</text:p>
          </table:table-cell>
          <table:table-cell office:value-type="string" calcext:value-type="string">
            <text:p><text:s/>%Failure</text:p>
          </table:table-cell>
          <table:table-cell office:value-type="float" office:value="0.0434783" calcext:value-type="float">
            <text:p>0.0434783</text:p>
          </table:table-cell>
        </table:table-row>
        <table:table-row table:style-name="ro1">
          <table:table-cell office:value-type="string" calcext:value-type="string">
            <text:p>Time: 1296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433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494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68.313" calcext:value-type="float">
            <text:p>68.3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59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88.6734" calcext:value-type="float">
            <text:p>88.67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49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710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901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070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5.0881" calcext:value-type="float">
            <text:p>85.08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03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76.6083" calcext:value-type="float">
            <text:p>76.60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11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480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0.5252" calcext:value-type="float">
            <text:p>90.5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41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4263" calcext:value-type="float">
            <text:p>98.42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31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765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8.5067" calcext:value-type="float">
            <text:p>98.50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54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23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68.313" calcext:value-type="float">
            <text:p>68.3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8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47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69.2999" calcext:value-type="float">
            <text:p>69.29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07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5.8745" calcext:value-type="float">
            <text:p>95.87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90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50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76.6641" calcext:value-type="float">
            <text:p>76.66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3580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3.073" calcext:value-type="float">
            <text:p>93.0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Elligible Tot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Elligible DiagT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%Memory</text:p>
          </table:table-cell>
          <table:table-cell office:value-type="float" office:value="0.833333" calcext:value-type="float">
            <text:p>0.833333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1032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158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67.9578" calcext:value-type="float">
            <text:p>67.95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57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319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4.0418" calcext:value-type="float">
            <text:p>94.04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79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477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DECENTRALISED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: 1538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74.7931" calcext:value-type="float">
            <text:p>74.79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89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5.3284" calcext:value-type="float">
            <text:p>85.32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94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82.6456" calcext:value-type="float">
            <text:p>82.64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55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4.0235" calcext:value-type="float">
            <text:p>94.02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15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3.7506" calcext:value-type="float">
            <text:p>93.75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19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5.2813" calcext:value-type="float">
            <text:p>95.28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41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67.9578" calcext:value-type="float">
            <text:p>67.95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95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57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8.6667" calcext:value-type="float">
            <text:p>98.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36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3339" calcext:value-type="float">
            <text:p>99.33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10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817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5.4559" calcext:value-type="float">
            <text:p>75.45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77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8.4728" calcext:value-type="float">
            <text:p>98.47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45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6.9862" calcext:value-type="float">
            <text:p>96.98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16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126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5.4908" calcext:value-type="float">
            <text:p>95.49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86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8.8053" calcext:value-type="float">
            <text:p>98.80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51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7.7911" calcext:value-type="float">
            <text:p>97.79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Elligible Tot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%Memory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66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50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755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820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882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978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84.5154" calcext:value-type="float">
            <text:p>84.5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44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22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6.0132" calcext:value-type="float">
            <text:p>96.01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82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6.8366" calcext:value-type="float">
            <text:p>96.83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48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457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522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593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657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4.3216" calcext:value-type="float">
            <text:p>84.32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31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5.0392" calcext:value-type="float">
            <text:p>85.03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91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7.2562" calcext:value-type="float">
            <text:p>87.25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51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9.3156" calcext:value-type="float">
            <text:p>99.31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60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44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9.1874" calcext:value-type="float">
            <text:p>89.18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35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8.8764" calcext:value-type="float">
            <text:p>98.87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01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0.0187" calcext:value-type="float">
            <text:p>70.01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75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7.6672" calcext:value-type="float">
            <text:p>97.66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35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8.5795" calcext:value-type="float">
            <text:p>78.57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24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3.7582" calcext:value-type="float">
            <text:p>93.75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99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7.6672" calcext:value-type="float">
            <text:p>97.66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80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52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8.0049" calcext:value-type="float">
            <text:p>98.00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12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5.706" calcext:value-type="float">
            <text:p>85.7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17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77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9.8288" calcext:value-type="float">
            <text:p>99.8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83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100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6.6403" calcext:value-type="float">
            <text:p>96.64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62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9.2509" calcext:value-type="float">
            <text:p>99.2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23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4.4445" calcext:value-type="float">
            <text:p>84.44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42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1.911" calcext:value-type="float">
            <text:p>91.9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93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9.4387" calcext:value-type="float">
            <text:p>99.43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Elligible Tota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DiagT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lligible 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%Memory</text:p>
          </table:table-cell>
          <table:table-cell office:value-type="float" office:value="0.8125" calcext:value-type="float">
            <text:p>0.8125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226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87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48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74.875" calcext:value-type="float">
            <text:p>74.8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408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3.6963" calcext:value-type="float">
            <text:p>93.69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471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2.4517" calcext:value-type="float">
            <text:p>82.45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31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592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86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3355" calcext:value-type="float">
            <text:p>99.33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51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1679" calcext:value-type="float">
            <text:p>99.16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28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7.3019" calcext:value-type="float">
            <text:p>97.3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89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7.6287" calcext:value-type="float">
            <text:p>97.62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49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33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9.4699" calcext:value-type="float">
            <text:p>79.46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36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68.313" calcext:value-type="float">
            <text:p>68.3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04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64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24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9.3174" calcext:value-type="float">
            <text:p>99.3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384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498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6.8076" calcext:value-type="float">
            <text:p>96.80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58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69.2068" calcext:value-type="float">
            <text:p>69.2068</text:p>
          </table:table-cell>
          <table:table-cell office:value-type="string" calcext:value-type="string">
            <text:p><text:s/>FAILURE 4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ELLIGI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: 1625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721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0.163" calcext:value-type="float">
            <text:p>70.1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81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8.3985" calcext:value-type="float">
            <text:p>98.3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41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0.0371" calcext:value-type="float">
            <text:p>90.03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01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7.1426" calcext:value-type="float">
            <text:p>77.14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91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068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7.4961" calcext:value-type="float">
            <text:p>97.49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29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5.555" calcext:value-type="float">
            <text:p>85.5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98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8.2254" calcext:value-type="float">
            <text:p>88.22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61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3.0554" calcext:value-type="float">
            <text:p>83.05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24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5.9629" calcext:value-type="float">
            <text:p>95.96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96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8.8771" calcext:value-type="float">
            <text:p>98.87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58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619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6.3132" calcext:value-type="float">
            <text:p>96.31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79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69.3291" calcext:value-type="float">
            <text:p>69.3291</text:p>
          </table:table-cell>
          <table:table-cell office:value-type="string" calcext:value-type="string">
            <text:p><text:s/>FAILURE 1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ELLIGI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: 2797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3333" calcext:value-type="float">
            <text:p>99.33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57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6.1586" calcext:value-type="float">
            <text:p>96.15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18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75.3645" calcext:value-type="float">
            <text:p>75.36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07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150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72.285" calcext:value-type="float">
            <text:p>72.2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25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8.5184" calcext:value-type="float">
            <text:p>98.51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85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1.0158" calcext:value-type="float">
            <text:p>91.0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56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1.8962" calcext:value-type="float">
            <text:p>91.89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16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60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Elligible Tota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moryTo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%Memory</text:p>
          </table:table-cell>
          <table:table-cell office:value-type="float" office:value="0.829268" calcext:value-type="float">
            <text:p>0.829268</text:p>
          </table:table-cell>
          <table:table-cell office:value-type="string" calcext:value-type="string">
            <text:p><text:s/>%Failure</text:p>
          </table:table-cell>
          <table:table-cell office:value-type="float" office:value="0.0555556" calcext:value-type="float">
            <text:p>0.0555556</text:p>
          </table:table-cell>
        </table:table-row>
        <table:table-row table:style-name="ro1">
          <table:table-cell office:value-type="string" calcext:value-type="string">
            <text:p>Time: 1033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095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156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233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5.4908" calcext:value-type="float">
            <text:p>95.49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14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1679" calcext:value-type="float">
            <text:p>99.16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18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3339" calcext:value-type="float">
            <text:p>99.33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95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55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32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800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68.313" calcext:value-type="float">
            <text:p>68.3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73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1.4396" calcext:value-type="float">
            <text:p>81.43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39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68.6166" calcext:value-type="float">
            <text:p>68.6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 Tot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lligible Diag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%Memory</text:p>
          </table:table-cell>
          <table:table-cell office:value-type="float" office:value="0.888889" calcext:value-type="float">
            <text:p>0.888889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67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28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93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56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17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1.4746" calcext:value-type="float">
            <text:p>91.47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77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1.7339" calcext:value-type="float">
            <text:p>91.73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438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9.0814" calcext:value-type="float">
            <text:p>89.08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498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0.1564" calcext:value-type="float">
            <text:p>90.15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62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38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0.2385" calcext:value-type="float">
            <text:p>90.23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00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6.113" calcext:value-type="float">
            <text:p>96.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61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07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7.9578" calcext:value-type="float">
            <text:p>97.95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63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68.196" calcext:value-type="float">
            <text:p>68.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23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5.7305" calcext:value-type="float">
            <text:p>95.73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83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9.8288" calcext:value-type="float">
            <text:p>99.8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59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52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685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757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1.1624" calcext:value-type="float">
            <text:p>91.16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87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5.6552" calcext:value-type="float">
            <text:p>95.65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66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4.7946" calcext:value-type="float">
            <text:p>94.79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26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1.8901" calcext:value-type="float">
            <text:p>91.89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86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5.6702" calcext:value-type="float">
            <text:p>95.67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97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89.9975" calcext:value-type="float">
            <text:p>89.99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65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9.0633" calcext:value-type="float">
            <text:p>99.06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45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019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3079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table:number-columns-repeated="3" office:value-type="float" office:value="70.3514" calcext:value-type="float">
            <text:p>70.35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3139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209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8.3172" calcext:value-type="float">
            <text:p>98.31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84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76.985" calcext:value-type="float">
            <text:p>76.9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56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6.0484" calcext:value-type="float">
            <text:p>86.04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16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6.7754" calcext:value-type="float">
            <text:p>86.77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77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75.9131" calcext:value-type="float">
            <text:p>75.91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lligible To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%Memory</text:p>
          </table:table-cell>
          <table:table-cell office:value-type="float" office:value="0.866667" calcext:value-type="float">
            <text:p>0.866667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86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519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580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99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68.313" calcext:value-type="float">
            <text:p>68.3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68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849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921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7.9664" calcext:value-type="float">
            <text:p>87.96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81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54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166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3.666" calcext:value-type="float">
            <text:p>83.6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65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25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65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0.7107" calcext:value-type="float">
            <text:p>70.7107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ELLIGI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: 1567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67.4168" calcext:value-type="float">
            <text:p>67.41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27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88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8.8095" calcext:value-type="float">
            <text:p>98.80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74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5.1661" calcext:value-type="float">
            <text:p>85.16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59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9.8128" calcext:value-type="float">
            <text:p>99.8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20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15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3.2218" calcext:value-type="float">
            <text:p>83.22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04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99.438" calcext:value-type="float">
            <text:p>99.4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264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325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93.7715" calcext:value-type="float">
            <text:p>93.77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516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9.5758" calcext:value-type="float">
            <text:p>79.57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76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36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8.4646" calcext:value-type="float">
            <text:p>98.46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18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67.0731" calcext:value-type="float">
            <text:p>67.07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04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9.6579" calcext:value-type="float">
            <text:p>99.65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91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85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Elligible Tota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Elligible DiagT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%Memory</text:p>
          </table:table-cell>
          <table:table-cell office:value-type="float" office:value="0.846154" calcext:value-type="float">
            <text:p>0.846154</text:p>
          </table:table-cell>
          <table:table-cell office:value-type="string" calcext:value-type="string">
            <text:p><text:s/>%Failure</text:p>
          </table:table-cell>
          <table:table-cell office:value-type="float" office:value="0.0434783" calcext:value-type="float">
            <text:p>0.0434783</text:p>
          </table:table-cell>
        </table:table-row>
        <table:table-row table:style-name="ro1">
          <table:table-cell office:value-type="string" calcext:value-type="string">
            <text:p>Time: 61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22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30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38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5.2378" calcext:value-type="float">
            <text:p>95.23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98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86.3722" calcext:value-type="float">
            <text:p>86.37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531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48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8.0858" calcext:value-type="float">
            <text:p>78.08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44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7.13" calcext:value-type="float">
            <text:p>97.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05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3985" calcext:value-type="float">
            <text:p>98.3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65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937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8.3844" calcext:value-type="float">
            <text:p>78.38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97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5.9073" calcext:value-type="float">
            <text:p>95.90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85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68.313" calcext:value-type="float">
            <text:p>68.3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45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05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9.4681" calcext:value-type="float">
            <text:p>99.46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90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57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2" office:value-type="float" office:value="99.1679" calcext:value-type="float">
            <text:p>99.16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517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35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04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0.3055" calcext:value-type="float">
            <text:p>90.30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65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1.3012" calcext:value-type="float">
            <text:p>91.3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25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71.0397" calcext:value-type="float">
            <text:p>71.03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009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0.7015" calcext:value-type="float">
            <text:p>70.7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77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139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4.9268" calcext:value-type="float">
            <text:p>84.92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99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4.6974" calcext:value-type="float">
            <text:p>84.69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59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22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424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0.289" calcext:value-type="float">
            <text:p>90.2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89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98.4263" calcext:value-type="float">
            <text:p>98.42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550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629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12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845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4.1114" calcext:value-type="float">
            <text:p>94.11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19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lligible Tota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%Memory</text:p>
          </table:table-cell>
          <table:table-cell office:value-type="float" office:value="0.870968" calcext:value-type="float">
            <text:p>0.870968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68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59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69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445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535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97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0.4166" calcext:value-type="float">
            <text:p>90.41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96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8.7252" calcext:value-type="float">
            <text:p>88.72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56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968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98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81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4.5416" calcext:value-type="float">
            <text:p>74.54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14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74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1.6537" calcext:value-type="float">
            <text:p>91.65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67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5.5558" calcext:value-type="float">
            <text:p>85.55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27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97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0.9002" calcext:value-type="float">
            <text:p>90.90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59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116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76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75.8038" calcext:value-type="float">
            <text:p>75.80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236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79.2109" calcext:value-type="float">
            <text:p>79.2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66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4.9115" calcext:value-type="float">
            <text:p>94.9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27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89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2.098" calcext:value-type="float">
            <text:p>92.0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49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24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7.7911" calcext:value-type="float">
            <text:p>97.79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85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52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7.5001" calcext:value-type="float">
            <text:p>97.5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12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4.3638" calcext:value-type="float">
            <text:p>94.36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3072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7.8069" calcext:value-type="float">
            <text:p>87.80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43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70.1513" calcext:value-type="float">
            <text:p>70.15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03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0.1035" calcext:value-type="float">
            <text:p>90.10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18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3.0511" calcext:value-type="float">
            <text:p>93.05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79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6.9645" calcext:value-type="float">
            <text:p>96.96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39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4.602" calcext:value-type="float">
            <text:p>94.6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03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7.3854" calcext:value-type="float">
            <text:p>97.38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lligible To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%Memory</text:p>
          </table:table-cell>
          <table:table-cell office:value-type="float" office:value="0.933333" calcext:value-type="float">
            <text:p>0.933333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67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60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44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05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99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09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580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57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9.9929" calcext:value-type="float">
            <text:p>79.99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31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7.8367" calcext:value-type="float">
            <text:p>97.83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91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3339" calcext:value-type="float">
            <text:p>99.33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99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960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89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91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0022" calcext:value-type="float">
            <text:p>99.0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09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074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8.279" calcext:value-type="float">
            <text:p>88.2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34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69.4535" calcext:value-type="float">
            <text:p>69.45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69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2.9529" calcext:value-type="float">
            <text:p>82.95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29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9.8288" calcext:value-type="float">
            <text:p>99.8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389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0.0585" calcext:value-type="float">
            <text:p>90.05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99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0.6073" calcext:value-type="float">
            <text:p>90.60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87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table:number-columns-repeated="3" office:value-type="float" office:value="86.1194" calcext:value-type="float">
            <text:p>86.1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2662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23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9.4681" calcext:value-type="float">
            <text:p>99.46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29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909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2979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Elligible Tota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DiagT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%Memory</text:p>
          </table:table-cell>
          <table:table-cell office:value-type="float" office:value="0.863636" calcext:value-type="float">
            <text:p>0.863636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88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91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52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76.2122" calcext:value-type="float">
            <text:p>76.2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0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539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01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63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8.6361" calcext:value-type="float">
            <text:p>98.63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28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800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61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21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05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table:number-columns-repeated="3"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1066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7.1063" calcext:value-type="float">
            <text:p>77.10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3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228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5.4261" calcext:value-type="float">
            <text:p>95.42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97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69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2.3378" calcext:value-type="float">
            <text:p>92.33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32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5.8921" calcext:value-type="float">
            <text:p>95.89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20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690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2757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68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4" office:value-type="float" office:value="76.6642" calcext:value-type="float">
            <text:p>76.66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941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0049" calcext:value-type="float">
            <text:p>99.00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01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8.9436" calcext:value-type="float">
            <text:p>98.94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77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156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1.6719" calcext:value-type="float">
            <text:p>81.67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17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3.2751" calcext:value-type="float">
            <text:p>93.2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82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48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14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5.3354" calcext:value-type="float">
            <text:p>95.33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79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77.8204" calcext:value-type="float">
            <text:p>77.82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50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3.9852" calcext:value-type="float">
            <text:p>73.98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lligible Tot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%Memory</text:p>
          </table:table-cell>
          <table:table-cell office:value-type="float" office:value="0.857143" calcext:value-type="float">
            <text:p>0.857143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66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27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59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20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81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72.7923" calcext:value-type="float">
            <text:p>72.79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72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065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6.3058" calcext:value-type="float">
            <text:p>96.30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26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3.2306" calcext:value-type="float">
            <text:p>83.23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52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439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79.6384" calcext:value-type="float">
            <text:p>79.6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00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2.9612" calcext:value-type="float">
            <text:p>92.96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68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646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1668" calcext:value-type="float">
            <text:p>99.16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75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lligible Tot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%Memory</text:p>
          </table:table-cell>
          <table:table-cell office:value-type="float" office:value="0.777778" calcext:value-type="float">
            <text:p>0.777778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663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77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835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10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972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76.7301" calcext:value-type="float">
            <text:p>76.73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76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67.8376" calcext:value-type="float">
            <text:p>67.83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89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273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39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1679" calcext:value-type="float">
            <text:p>99.16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00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99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61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641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78.3953" calcext:value-type="float">
            <text:p>78.39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737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2.7158" calcext:value-type="float">
            <text:p>92.7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03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965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43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208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3.1748" calcext:value-type="float">
            <text:p>83.17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77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8.8338" calcext:value-type="float">
            <text:p>88.83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37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5.6531" calcext:value-type="float">
            <text:p>95.65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498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3.5146" calcext:value-type="float">
            <text:p>93.5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59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68.0749" calcext:value-type="float">
            <text:p>68.07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19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8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5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957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055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70.6268" calcext:value-type="float">
            <text:p>70.62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15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8.9749" calcext:value-type="float">
            <text:p>98.97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93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5.2639" calcext:value-type="float">
            <text:p>85.26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53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8.9749" calcext:value-type="float">
            <text:p>98.97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Elligible Tota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%Memory</text:p>
          </table:table-cell>
          <table:table-cell office:value-type="float" office:value="0.807692" calcext:value-type="float">
            <text:p>0.807692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111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73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51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432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6.5095" calcext:value-type="float">
            <text:p>96.50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92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635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1.1726" calcext:value-type="float">
            <text:p>91.17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Elligible To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lligible Diag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%Mem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63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24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85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5.2512" calcext:value-type="float">
            <text:p>85.25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10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53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34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906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00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89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150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8.4728" calcext:value-type="float">
            <text:p>98.47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lligible To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Elligible Diag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%Memory</text:p>
          </table:table-cell>
          <table:table-cell office:value-type="float" office:value="0.833333" calcext:value-type="float">
            <text:p>0.833333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63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24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86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0.9465" calcext:value-type="float">
            <text:p>80.94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6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07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5.1743" calcext:value-type="float">
            <text:p>85.17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455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15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8.104" calcext:value-type="float">
            <text:p>88.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82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5.39" calcext:value-type="float">
            <text:p>95.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642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7.7385" calcext:value-type="float">
            <text:p>87.73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09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39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935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043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72.5866" calcext:value-type="float">
            <text:p>72.58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04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198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260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5012" calcext:value-type="float">
            <text:p>99.5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40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7.6802" calcext:value-type="float">
            <text:p>97.68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08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4.1124" calcext:value-type="float">
            <text:p>94.1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71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52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5.6379" calcext:value-type="float">
            <text:p>95.63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27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87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8.9285" calcext:value-type="float">
            <text:p>98.9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52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024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08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0.4684" calcext:value-type="float">
            <text:p>80.46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53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414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49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4.3463" calcext:value-type="float">
            <text:p>94.34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11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83.8664" calcext:value-type="float">
            <text:p>83.86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3272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3.2449" calcext:value-type="float">
            <text:p>93.24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32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7.2182" calcext:value-type="float">
            <text:p>87.2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28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95.3123" calcext:value-type="float">
            <text:p>95.31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3496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95.7157" calcext:value-type="float">
            <text:p>95.7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3557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Elligible Tot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DiagT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%Memory</text:p>
          </table:table-cell>
          <table:table-cell office:value-type="float" office:value="0.896552" calcext:value-type="float">
            <text:p>0.896552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76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37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41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21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413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24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72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788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849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09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4.4219" calcext:value-type="float">
            <text:p>74.4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37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84.7976" calcext:value-type="float">
            <text:p>84.79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98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7.8211" calcext:value-type="float">
            <text:p>87.8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63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29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298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63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94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10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77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2.9646" calcext:value-type="float">
            <text:p>82.96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88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980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8.1832" calcext:value-type="float">
            <text:p>98.18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41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98.9285" calcext:value-type="float">
            <text:p>98.9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101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62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227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88.3656" calcext:value-type="float">
            <text:p>88.36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287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9.8168" calcext:value-type="float">
            <text:p>89.81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47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93.6192" calcext:value-type="float">
            <text:p>93.61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417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9.1427" calcext:value-type="float">
            <text:p>89.14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95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76.8622" calcext:value-type="float">
            <text:p>76.86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55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17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694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1701" calcext:value-type="float">
            <text:p>99.17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16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76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44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3039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110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0.7794" calcext:value-type="float">
            <text:p>80.77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70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7.2927" calcext:value-type="float">
            <text:p>87.29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51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69.0899" calcext:value-type="float">
            <text:p>69.08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11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0.4319" calcext:value-type="float">
            <text:p>90.43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71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5.1194" calcext:value-type="float">
            <text:p>95.11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32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97.963" calcext:value-type="float">
            <text:p>97.9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3492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1.5357" calcext:value-type="float">
            <text:p>91.53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52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6.8174" calcext:value-type="float">
            <text:p>86.8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Elligible Tota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DiagTo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 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%Memory</text:p>
          </table:table-cell>
          <table:table-cell office:value-type="float" office:value="0.820513" calcext:value-type="float">
            <text:p>0.820513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381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495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588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60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721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783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863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924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85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180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1679" calcext:value-type="float">
            <text:p>99.16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36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4.8016" calcext:value-type="float">
            <text:p>94.8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05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4.0671" calcext:value-type="float">
            <text:p>94.06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69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30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99.4633" calcext:value-type="float">
            <text:p>99.46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590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657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74.1921" calcext:value-type="float">
            <text:p>74.19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749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78.3922" calcext:value-type="float">
            <text:p>78.39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10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7.2005" calcext:value-type="float">
            <text:p>97.20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70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67.4452" calcext:value-type="float">
            <text:p>67.44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31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9.3174" calcext:value-type="float">
            <text:p>99.3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991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2.6402" calcext:value-type="float">
            <text:p>72.6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51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111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2280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341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0.5447" calcext:value-type="float">
            <text:p>90.54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01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9.4633" calcext:value-type="float">
            <text:p>99.46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95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Elligible Tota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DiagT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lligible 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%Memory</text:p>
          </table:table-cell>
          <table:table-cell office:value-type="float" office:value="0.73913" calcext:value-type="float">
            <text:p>0.73913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436" meta:object-count="0"/>
    <meta:generator>LibreOffice/4.2.8.2$Linux_X86_64 LibreOffice_project/420m0$Build-2</meta:generator>
  </office:meta>
</office:document-meta>
</file>